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ookman Old Style" svg:font-family="'Bookman Old Style', Garamond, 'Times New Roman', serif"/>
    <style:font-face style:name="Bookman Old Style2" svg:font-family="'Bookman Old Style', Times, Garamond, serif"/>
    <style:font-face style:name="Bookman Old Style1" svg:font-family="'Bookman Old Style', serif"/>
    <style:font-face style:name="OpenSymbol" svg:font-family="Open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a2" style:family="table" style:master-page-name="">
      <style:table-properties style:width="17cm" style:page-number="auto" fo:break-before="page" table:align="left"/>
    </style:style>
    <style:style style:name="Tabla2.A" style:family="table-column">
      <style:table-column-properties style:column-width="17cm"/>
    </style:style>
    <style:style style:name="Tabla2.A1" style:family="table-cell">
      <style:table-cell-properties style:vertical-align="middle" fo:padding="0.053cm" fo:border="none"/>
    </style:style>
    <style:style style:name="Tabla3" style:family="table">
      <style:table-properties style:width="4.789cm" fo:margin-left="6.001cm" table:align="left"/>
    </style:style>
    <style:style style:name="Tabla3.A" style:family="table-column">
      <style:table-column-properties style:column-width="1.603cm"/>
    </style:style>
    <style:style style:name="Tabla3.C" style:family="table-column">
      <style:table-column-properties style:column-width="1.582cm"/>
    </style:style>
    <style:style style:name="Tabla3.A1" style:family="table-cell">
      <style:table-cell-properties style:vertical-align="middle" fo:padding="0.106cm" fo:border-left="0.75pt solid #000000" fo:border-right="none" fo:border-top="0.75pt solid #000000" fo:border-bottom="0.05pt solid #000000"/>
    </style:style>
    <style:style style:name="Tabla3.B1" style:family="table-cell" style:data-style-name="N0">
      <style:table-cell-properties style:vertical-align="middle" fo:background-color="#fff08c" fo:padding="0.106cm" fo:border-left="0.05pt solid #000000" fo:border-right="none" fo:border-top="0.75pt solid #000000" fo:border-bottom="0.05pt solid #000000">
        <style:background-image/>
      </style:table-cell-properties>
    </style:style>
    <style:style style:name="Tabla3.C1" style:family="table-cell" style:data-style-name="N0">
      <style:table-cell-properties style:vertical-align="middle" fo:background-color="#fff08c" fo:padding="0.106cm" fo:border-left="0.05pt solid #000000" fo:border-right="0.75pt solid #000000" fo:border-top="0.75pt solid #000000" fo:border-bottom="0.05pt solid #000000">
        <style:background-image/>
      </style:table-cell-properties>
    </style:style>
    <style:style style:name="Tabla3.A2" style:family="table-cell" style:data-style-name="N0">
      <style:table-cell-properties style:vertical-align="middle" fo:background-color="#fff08c" fo:padding="0.106cm" fo:border-left="0.75pt solid #000000" fo:border-right="none" fo:border-top="none" fo:border-bottom="0.05pt solid #000000">
        <style:background-image/>
      </style:table-cell-properties>
    </style:style>
    <style:style style:name="Tabla3.B2" style:family="table-cell" style:data-style-name="N0">
      <style:table-cell-properties style:vertical-align="middle" fo:padding="0.106cm" fo:border-left="0.05pt solid #000000" fo:border-right="none" fo:border-top="none" fo:border-bottom="0.05pt solid #000000"/>
    </style:style>
    <style:style style:name="Tabla3.C2" style:family="table-cell" style:data-style-name="N0">
      <style:table-cell-properties style:vertical-align="middle" fo:padding="0.106cm" fo:border-left="0.05pt solid #000000" fo:border-right="0.75pt solid #000000" fo:border-top="none" fo:border-bottom="0.05pt solid #000000"/>
    </style:style>
    <style:style style:name="Tabla3.A3" style:family="table-cell" style:data-style-name="N0">
      <style:table-cell-properties style:vertical-align="middle" fo:background-color="#fff08c" fo:padding="0.106cm" fo:border-left="0.75pt solid #000000" fo:border-right="none" fo:border-top="none" fo:border-bottom="0.75pt solid #000000">
        <style:background-image/>
      </style:table-cell-properties>
    </style:style>
    <style:style style:name="Tabla3.B3" style:family="table-cell" style:data-style-name="N0">
      <style:table-cell-properties style:vertical-align="middle" fo:padding="0.106cm" fo:border-left="0.05pt solid #000000" fo:border-right="none" fo:border-top="none" fo:border-bottom="0.75pt solid #000000"/>
    </style:style>
    <style:style style:name="Tabla3.C3" style:family="table-cell">
      <style:table-cell-properties style:vertical-align="middle" fo:padding="0.106cm" fo:border-left="0.05pt solid #000000" fo:border-right="0.75pt solid #000000" fo:border-top="none" fo:border-bottom="0.75pt solid #000000"/>
    </style:style>
    <style:style style:name="Tabla4" style:family="table">
      <style:table-properties style:width="4.789cm" fo:margin-left="6.001cm" table:align="left"/>
    </style:style>
    <style:style style:name="Tabla4.A" style:family="table-column">
      <style:table-column-properties style:column-width="1.603cm"/>
    </style:style>
    <style:style style:name="Tabla4.B" style:family="table-column">
      <style:table-column-properties style:column-width="1.607cm"/>
    </style:style>
    <style:style style:name="Tabla4.C" style:family="table-column">
      <style:table-column-properties style:column-width="1.579cm"/>
    </style:style>
    <style:style style:name="Tabla4.A1" style:family="table-cell">
      <style:table-cell-properties style:vertical-align="middle" fo:padding="0.106cm" fo:border-left="0.75pt solid #000000" fo:border-right="none" fo:border-top="0.75pt solid #000000" fo:border-bottom="0.05pt solid #000000"/>
    </style:style>
    <style:style style:name="Tabla4.B1" style:family="table-cell" style:data-style-name="N0">
      <style:table-cell-properties style:vertical-align="middle" fo:background-color="#fff08c" fo:padding="0.106cm" fo:border-left="0.05pt solid #000000" fo:border-right="none" fo:border-top="0.75pt solid #000000" fo:border-bottom="0.05pt solid #000000">
        <style:background-image/>
      </style:table-cell-properties>
    </style:style>
    <style:style style:name="Tabla4.C1" style:family="table-cell" style:data-style-name="N0">
      <style:table-cell-properties style:vertical-align="middle" fo:background-color="#fff08c" fo:padding="0.106cm" fo:border-left="0.05pt solid #000000" fo:border-right="0.75pt solid #000000" fo:border-top="0.75pt solid #000000" fo:border-bottom="0.05pt solid #000000">
        <style:background-image/>
      </style:table-cell-properties>
    </style:style>
    <style:style style:name="Tabla4.A2" style:family="table-cell" style:data-style-name="N0">
      <style:table-cell-properties style:vertical-align="middle" fo:background-color="#fff08c" fo:padding="0.106cm" fo:border-left="0.75pt solid #000000" fo:border-right="none" fo:border-top="none" fo:border-bottom="0.05pt solid #000000">
        <style:background-image/>
      </style:table-cell-properties>
    </style:style>
    <style:style style:name="Tabla4.B2" style:family="table-cell" style:data-style-name="N0">
      <style:table-cell-properties style:vertical-align="middle" fo:padding="0.106cm" fo:border-left="0.05pt solid #000000" fo:border-right="none" fo:border-top="none" fo:border-bottom="0.05pt solid #000000"/>
    </style:style>
    <style:style style:name="Tabla4.C2" style:family="table-cell" style:data-style-name="N0">
      <style:table-cell-properties style:vertical-align="middle" fo:padding="0.106cm" fo:border-left="0.05pt solid #000000" fo:border-right="0.75pt solid #000000" fo:border-top="none" fo:border-bottom="0.05pt solid #000000"/>
    </style:style>
    <style:style style:name="Tabla4.A3" style:family="table-cell" style:data-style-name="N0">
      <style:table-cell-properties style:vertical-align="middle" fo:background-color="#fff08c" fo:padding="0.106cm" fo:border-left="0.75pt solid #000000" fo:border-right="none" fo:border-top="none" fo:border-bottom="0.75pt solid #000000">
        <style:background-image/>
      </style:table-cell-properties>
    </style:style>
    <style:style style:name="Tabla4.B3" style:family="table-cell">
      <style:table-cell-properties style:vertical-align="middle" fo:padding="0.106cm" fo:border-left="0.05pt solid #000000" fo:border-right="none" fo:border-top="none" fo:border-bottom="0.75pt solid #000000"/>
    </style:style>
    <style:style style:name="Tabla4.C3" style:family="table-cell" style:data-style-name="N0">
      <style:table-cell-properties style:vertical-align="middle" fo:padding="0.106cm" fo:border-left="0.05pt solid #000000" fo:border-right="0.75pt solid #000000" fo:border-top="none" fo:border-bottom="0.75pt solid #000000"/>
    </style:style>
    <style:style style:name="Tabla5" style:family="table">
      <style:table-properties style:width="4.789cm" fo:margin-left="6.001cm" table:align="left"/>
    </style:style>
    <style:style style:name="Tabla5.A" style:family="table-column">
      <style:table-column-properties style:column-width="1.603cm"/>
    </style:style>
    <style:style style:name="Tabla5.C" style:family="table-column">
      <style:table-column-properties style:column-width="1.582cm"/>
    </style:style>
    <style:style style:name="Tabla5.A1" style:family="table-cell">
      <style:table-cell-properties style:vertical-align="middle" fo:padding="0.106cm" fo:border-left="0.75pt solid #000000" fo:border-right="none" fo:border-top="0.75pt solid #000000" fo:border-bottom="0.05pt solid #000000"/>
    </style:style>
    <style:style style:name="Tabla5.B1" style:family="table-cell" style:data-style-name="N0">
      <style:table-cell-properties style:vertical-align="middle" fo:background-color="#fff08c" fo:padding="0.106cm" fo:border-left="0.05pt solid #000000" fo:border-right="none" fo:border-top="0.75pt solid #000000" fo:border-bottom="0.05pt solid #000000">
        <style:background-image/>
      </style:table-cell-properties>
    </style:style>
    <style:style style:name="Tabla5.C1" style:family="table-cell" style:data-style-name="N0">
      <style:table-cell-properties style:vertical-align="middle" fo:background-color="#fff08c" fo:padding="0.106cm" fo:border-left="0.05pt solid #000000" fo:border-right="0.75pt solid #000000" fo:border-top="0.75pt solid #000000" fo:border-bottom="0.05pt solid #000000">
        <style:background-image/>
      </style:table-cell-properties>
    </style:style>
    <style:style style:name="Tabla5.A2" style:family="table-cell" style:data-style-name="N0">
      <style:table-cell-properties style:vertical-align="middle" fo:background-color="#fff08c" fo:padding="0.106cm" fo:border-left="0.75pt solid #000000" fo:border-right="none" fo:border-top="none" fo:border-bottom="0.05pt solid #000000">
        <style:background-image/>
      </style:table-cell-properties>
    </style:style>
    <style:style style:name="Tabla5.B2" style:family="table-cell" style:data-style-name="N0">
      <style:table-cell-properties style:vertical-align="middle" fo:padding="0.106cm" fo:border-left="0.05pt solid #000000" fo:border-right="none" fo:border-top="none" fo:border-bottom="0.05pt solid #000000"/>
    </style:style>
    <style:style style:name="Tabla5.C2" style:family="table-cell" style:data-style-name="N0">
      <style:table-cell-properties style:vertical-align="middle" fo:padding="0.106cm" fo:border-left="0.05pt solid #000000" fo:border-right="0.75pt solid #000000" fo:border-top="none" fo:border-bottom="0.05pt solid #000000"/>
    </style:style>
    <style:style style:name="Tabla5.A3" style:family="table-cell" style:data-style-name="N0">
      <style:table-cell-properties style:vertical-align="middle" fo:background-color="#fff08c" fo:padding="0.106cm" fo:border-left="0.75pt solid #000000" fo:border-right="none" fo:border-top="none" fo:border-bottom="0.75pt solid #000000">
        <style:background-image/>
      </style:table-cell-properties>
    </style:style>
    <style:style style:name="Tabla5.B3" style:family="table-cell" style:data-style-name="N0">
      <style:table-cell-properties style:vertical-align="middle" fo:padding="0.106cm" fo:border-left="0.05pt solid #000000" fo:border-right="none" fo:border-top="none" fo:border-bottom="0.75pt solid #000000"/>
    </style:style>
    <style:style style:name="Tabla5.C3" style:family="table-cell" style:data-style-name="N0">
      <style:table-cell-properties style:vertical-align="middle" fo:padding="0.106cm" fo:border-left="0.05pt solid #000000" fo:border-right="0.75pt solid #000000" fo:border-top="none" fo:border-bottom="0.75pt solid #000000"/>
    </style:style>
    <style:style style:name="P1" style:family="paragraph" style:parent-style-name="Text_20_body">
      <style:paragraph-properties fo:margin-top="0cm" fo:margin-bottom="0cm"/>
    </style:style>
    <style:style style:name="P2" style:family="paragraph" style:parent-style-name="Table_20_Contents">
      <style:paragraph-properties fo:text-align="end" style:justify-single-word="false"/>
      <style:text-properties fo:font-size="12pt" fo:font-weight="bold"/>
    </style:style>
    <style:style style:name="P3" style:family="paragraph" style:parent-style-name="Table_20_Contents">
      <style:paragraph-properties fo:text-align="end" style:justify-single-word="false"/>
      <style:text-properties fo:font-size="12pt"/>
    </style:style>
    <style:style style:name="P4" style:family="paragraph" style:parent-style-name="Table_20_Contents" style:list-style-name="L1"/>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style:font-name="Bookman Old Style1" fo:font-size="11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margin-top="0cm" fo:margin-bottom="0.499cm"/>
    </style:style>
    <style:style style:name="P9" style:family="paragraph" style:parent-style-name="Table_20_Contents">
      <style:paragraph-properties fo:margin-top="0cm" fo:margin-bottom="0.499cm"/>
      <style:text-properties fo:font-weight="bold"/>
    </style:style>
    <style:style style:name="P10" style:family="paragraph" style:parent-style-name="Table_20_Contents">
      <style:paragraph-properties fo:margin-top="0cm" fo:margin-bottom="0.499cm"/>
      <style:text-properties fo:font-size="12pt"/>
    </style:style>
    <style:style style:name="P11" style:family="paragraph" style:parent-style-name="Table_20_Contents">
      <style:paragraph-properties fo:margin-top="0cm" fo:margin-bottom="0.499cm" fo:text-align="center" style:justify-single-word="false"/>
      <style:text-properties fo:font-size="12pt" fo:font-weight="bold"/>
    </style:style>
    <style:style style:name="P12" style:family="paragraph" style:parent-style-name="Table_20_Contents">
      <style:paragraph-properties fo:margin-top="0cm" fo:margin-bottom="0.499cm" fo:text-align="start" style:justify-single-word="false"/>
      <style:text-properties fo:font-size="12pt"/>
    </style:style>
    <style:style style:name="P13" style:family="paragraph" style:parent-style-name="Table_20_Contents">
      <style:paragraph-properties fo:margin-top="0cm" fo:margin-bottom="0.499cm" fo:text-align="center" style:justify-single-word="false"/>
      <style:text-properties fo:font-size="12pt"/>
    </style:style>
    <style:style style:name="P14" style:family="paragraph" style:parent-style-name="Table_20_Contents" style:list-style-name="L1">
      <style:paragraph-properties fo:margin-top="0cm" fo:margin-bottom="0.499cm"/>
    </style:style>
    <style:style style:name="P15" style:family="paragraph" style:parent-style-name="Table_20_Contents">
      <style:paragraph-properties fo:margin-top="0cm" fo:margin-bottom="0.499cm" fo:text-align="center" style:justify-single-word="false"/>
      <style:text-properties fo:font-size="14pt" fo:language="es" fo:country="ES"/>
    </style:style>
    <style:style style:name="P16" style:family="paragraph" style:parent-style-name="Table_20_Contents">
      <style:paragraph-properties fo:margin-top="0cm" fo:margin-bottom="0.499cm" fo:text-align="center" style:justify-single-word="false"/>
      <style:text-properties fo:font-size="14pt"/>
    </style:style>
    <style:style style:name="P17" style:family="paragraph" style:parent-style-name="Table_20_Contents">
      <style:paragraph-properties fo:margin-top="0cm" fo:margin-bottom="0.499cm" fo:text-align="center" style:justify-single-word="false"/>
      <style:text-properties style:font-name="Bookman Old Style1" fo:font-size="11pt"/>
    </style:style>
    <style:style style:name="P18" style:family="paragraph" style:parent-style-name="Table_20_Contents">
      <style:paragraph-properties fo:margin-top="0cm" fo:margin-bottom="0.499cm" fo:text-align="center" style:justify-single-word="false"/>
    </style:style>
    <style:style style:name="P19" style:family="paragraph" style:parent-style-name="Table_20_Contents">
      <style:paragraph-properties fo:margin-top="0.101cm" fo:margin-bottom="0.101cm"/>
    </style:style>
    <style:style style:name="P20" style:family="paragraph" style:parent-style-name="Table_20_Contents">
      <style:paragraph-properties fo:margin-top="0.101cm" fo:margin-bottom="0.101cm"/>
      <style:text-properties fo:font-size="12pt" fo:language="es" fo:country="ES"/>
    </style:style>
    <style:style style:name="P21" style:family="paragraph" style:parent-style-name="Table_20_Contents">
      <style:paragraph-properties fo:margin-top="0.101cm" fo:margin-bottom="0.101cm"/>
      <style:text-properties fo:font-size="12pt" fo:language="es" fo:country="ES" fo:font-weight="bold"/>
    </style:style>
    <style:style style:name="P22" style:family="paragraph" style:parent-style-name="Table_20_Contents">
      <style:paragraph-properties fo:margin-top="0.101cm" fo:margin-bottom="0.101cm" fo:text-align="center" style:justify-single-word="false"/>
      <style:text-properties fo:font-size="12pt" fo:language="es" fo:country="ES" fo:font-weight="bold"/>
    </style:style>
    <style:style style:name="P23" style:family="paragraph" style:parent-style-name="Table_20_Contents">
      <style:paragraph-properties fo:margin-top="0.101cm" fo:margin-bottom="0.101cm" fo:text-align="center" style:justify-single-word="false"/>
      <style:text-properties fo:font-size="12pt" fo:language="es" fo:country="ES"/>
    </style:style>
    <style:style style:name="P24" style:family="paragraph" style:parent-style-name="Table_20_Contents">
      <style:paragraph-properties fo:margin-top="0.101cm" fo:margin-bottom="0.101cm"/>
      <style:text-properties fo:font-size="14pt"/>
    </style:style>
    <style:style style:name="P25" style:family="paragraph" style:parent-style-name="Table_20_Contents">
      <style:paragraph-properties fo:margin-top="0.101cm" fo:margin-bottom="0.101cm"/>
      <style:text-properties fo:font-size="14pt" fo:language="es" fo:country="ES"/>
    </style:style>
    <style:style style:name="P26" style:family="paragraph" style:parent-style-name="Table_20_Contents">
      <style:paragraph-properties fo:margin-top="0.101cm" fo:margin-bottom="0.101cm"/>
      <style:text-properties style:font-name="Bookman Old Style1" fo:font-size="12pt" fo:language="es" fo:country="ES"/>
    </style:style>
    <style:style style:name="P27" style:family="paragraph" style:parent-style-name="Table_20_Contents">
      <style:paragraph-properties fo:margin-top="0.101cm" fo:margin-bottom="0.101cm" fo:text-align="center" style:justify-single-word="false"/>
      <style:text-properties style:font-name="Bookman Old Style1" fo:font-size="12pt" fo:language="es" fo:country="ES"/>
    </style:style>
    <style:style style:name="P28" style:family="paragraph" style:parent-style-name="Table_20_Contents" style:list-style-name="L2">
      <style:paragraph-properties fo:margin-top="0.101cm" fo:margin-bottom="0.101cm"/>
      <style:text-properties fo:color="#000080" fo:font-size="12pt" fo:language="es" fo:country="ES"/>
    </style:style>
    <style:style style:name="P29" style:family="paragraph" style:parent-style-name="Table_20_Contents" style:list-style-name="L3">
      <style:paragraph-properties fo:margin-top="0.101cm" fo:margin-bottom="0.101cm"/>
      <style:text-properties fo:color="#000080" fo:font-size="12pt" fo:language="es" fo:country="ES" fo:font-weight="bold"/>
    </style:style>
    <style:style style:name="P30" style:family="paragraph" style:parent-style-name="Table_20_Contents">
      <style:paragraph-properties fo:margin-top="0.101cm" fo:margin-bottom="0.101cm" fo:text-align="center" style:justify-single-word="false"/>
      <style:text-properties fo:color="#000080" style:font-name="Bookman Old Style1" fo:font-size="12pt" fo:language="es" fo:country="ES" fo:font-style="italic" fo:font-weight="bold"/>
    </style:style>
    <style:style style:name="P31" style:family="paragraph" style:parent-style-name="Table_20_Contents">
      <style:paragraph-properties fo:margin-top="0.101cm" fo:margin-bottom="0.101cm"/>
      <style:text-properties fo:color="#000080" style:font-name="Bookman Old Style1" fo:font-size="12pt" fo:language="es" fo:country="ES" fo:font-weight="bold"/>
    </style:style>
    <style:style style:name="P32" style:family="paragraph" style:parent-style-name="Table_20_Contents">
      <style:paragraph-properties fo:margin-top="0.101cm" fo:margin-bottom="0.101cm" fo:text-align="center" style:justify-single-word="false"/>
      <style:text-properties fo:color="#000080" style:font-name="Bookman Old Style1" fo:font-size="14pt" fo:language="es" fo:country="ES" fo:font-style="italic" fo:font-weight="bold"/>
    </style:style>
    <style:style style:name="P33" style:family="paragraph" style:parent-style-name="Table_20_Contents">
      <style:paragraph-properties fo:margin-top="0.101cm" fo:margin-bottom="0.101cm" fo:text-align="center" style:justify-single-word="false"/>
      <style:text-properties fo:color="#000080" style:font-name="Bookman Old Style1" fo:font-size="18pt" fo:language="es" fo:country="ES" fo:font-style="italic" fo:font-weight="bold"/>
    </style:style>
    <style:style style:name="P34" style:family="paragraph" style:parent-style-name="Table_20_Contents">
      <style:paragraph-properties fo:margin-top="0.101cm" fo:margin-bottom="0.101cm" fo:text-align="center" style:justify-single-word="false"/>
      <style:text-properties fo:color="#000080" fo:font-size="14pt" fo:language="es" fo:country="ES" fo:font-style="italic" fo:font-weight="bold"/>
    </style:style>
    <style:style style:name="P35" style:family="paragraph" style:parent-style-name="Table_20_Contents">
      <style:paragraph-properties fo:margin-top="0.101cm" fo:margin-bottom="0.101cm" fo:text-align="center" style:justify-single-word="false"/>
      <style:text-properties fo:color="#000080" fo:font-size="18pt" fo:language="es" fo:country="ES" fo:font-style="italic" fo:font-weight="bold"/>
    </style:style>
    <style:style style:name="P36" style:family="paragraph" style:parent-style-name="Table_20_Contents">
      <style:paragraph-properties fo:margin-top="0.101cm" fo:margin-bottom="0.101cm" fo:text-align="center" style:justify-single-word="false"/>
    </style:style>
    <style:style style:name="P37" style:family="paragraph" style:parent-style-name="Table_20_Contents">
      <style:paragraph-properties fo:margin-top="0.101cm" fo:margin-bottom="0.101cm" fo:text-align="center" style:justify-single-word="false"/>
      <style:text-properties fo:color="#000066" style:font-name="Bookman Old Style1" fo:font-size="14pt" fo:language="es" fo:country="ES" fo:font-style="italic" fo:font-weight="bold"/>
    </style:style>
    <style:style style:name="P38" style:family="paragraph" style:parent-style-name="Table_20_Contents">
      <style:paragraph-properties fo:margin-top="0.101cm" fo:margin-bottom="0.101cm"/>
      <style:text-properties fo:font-size="18pt"/>
    </style:style>
    <style:style style:name="P39" style:family="paragraph" style:parent-style-name="Table_20_Contents" style:list-style-name="L7">
      <style:paragraph-properties fo:margin-top="0.101cm" fo:margin-bottom="0.101cm" fo:keep-with-next="always"/>
      <style:text-properties fo:color="#000080" fo:font-size="12pt" fo:language="es" fo:country="ES"/>
    </style:style>
    <style:style style:name="P40" style:family="paragraph" style:parent-style-name="Table_20_Contents" style:list-style-name="L8">
      <style:paragraph-properties fo:margin-top="0.101cm" fo:margin-bottom="0.101cm" fo:keep-with-next="always"/>
      <style:text-properties fo:color="#000080" style:font-name="Bookman Old Style1" fo:font-size="11pt" fo:language="es" fo:country="ES"/>
    </style:style>
    <style:style style:name="P41" style:family="paragraph" style:parent-style-name="Table_20_Contents" style:list-style-name="L9">
      <style:paragraph-properties fo:margin-top="0.101cm" fo:margin-bottom="0.101cm" fo:keep-with-next="always"/>
      <style:text-properties fo:color="#000080" style:font-name="Bookman Old Style1" fo:font-size="11pt" fo:language="es" fo:country="ES"/>
    </style:style>
    <style:style style:name="P42" style:family="paragraph" style:parent-style-name="Table_20_Contents" style:list-style-name="L10">
      <style:paragraph-properties fo:margin-top="0.101cm" fo:margin-bottom="0.101cm" fo:keep-with-next="always"/>
      <style:text-properties fo:color="#000080" style:font-name="Bookman Old Style1" fo:font-size="11pt" fo:language="es" fo:country="ES"/>
    </style:style>
    <style:style style:name="P43" style:family="paragraph" style:parent-style-name="Table_20_Contents">
      <style:paragraph-properties fo:margin-left="2cm" fo:margin-right="2cm" fo:margin-top="0.101cm" fo:margin-bottom="0.101cm" fo:text-indent="0cm" style:auto-text-indent="false" fo:keep-with-next="auto"/>
      <style:text-properties fo:color="#000080" fo:font-size="12pt" fo:language="es" fo:country="ES"/>
    </style:style>
    <style:style style:name="P44" style:family="paragraph" style:parent-style-name="Table_20_Contents">
      <style:paragraph-properties fo:margin-left="2cm" fo:margin-right="2cm" fo:margin-top="0.101cm" fo:margin-bottom="0.101cm" fo:text-indent="0cm" style:auto-text-indent="false" fo:keep-with-next="auto"/>
      <style:text-properties fo:color="#000080" fo:font-size="12pt" fo:language="es" fo:country="ES" fo:font-weight="bold"/>
    </style:style>
    <style:style style:name="P45" style:family="paragraph" style:parent-style-name="Table_20_Contents">
      <style:paragraph-properties fo:margin-left="2cm" fo:margin-right="2cm" fo:margin-top="0.101cm" fo:margin-bottom="0.101cm" fo:text-indent="0cm" style:auto-text-indent="false" fo:keep-with-next="auto"/>
      <style:text-properties fo:color="#000080" fo:font-size="14pt" fo:language="es" fo:country="ES" fo:font-weight="bold"/>
    </style:style>
    <style:style style:name="P46" style:family="paragraph" style:parent-style-name="Table_20_Contents">
      <style:paragraph-properties fo:margin-left="2cm" fo:margin-right="2cm" fo:margin-top="0.101cm" fo:margin-bottom="0.101cm" fo:text-indent="0cm" style:auto-text-indent="false" fo:keep-with-next="auto"/>
      <style:text-properties fo:color="#000080" fo:font-size="14pt" fo:language="es" fo:country="ES" fo:font-style="italic" fo:font-weight="bold"/>
    </style:style>
    <style:style style:name="P47" style:family="paragraph" style:parent-style-name="Table_20_Contents">
      <style:paragraph-properties fo:margin-left="2cm" fo:margin-right="2cm" fo:margin-top="0.101cm" fo:margin-bottom="0.101cm" fo:text-indent="0cm" style:auto-text-indent="false" fo:keep-with-next="auto"/>
      <style:text-properties fo:color="#000080" style:font-name="Bookman Old Style1" fo:font-size="14pt" fo:language="es" fo:country="ES" fo:font-style="italic" fo:font-weight="bold"/>
    </style:style>
    <style:style style:name="P48" style:family="paragraph" style:parent-style-name="Table_20_Contents">
      <style:paragraph-properties fo:margin-left="0cm" fo:margin-right="0cm" fo:margin-top="0.101cm" fo:margin-bottom="0.101cm" fo:text-indent="0cm" style:auto-text-indent="false"/>
    </style:style>
    <style:style style:name="P49" style:family="paragraph" style:parent-style-name="Table_20_Contents">
      <style:paragraph-properties fo:margin-left="1.499cm" fo:margin-right="1.499cm" fo:margin-top="0.101cm" fo:margin-bottom="0.101cm" fo:text-indent="0cm" style:auto-text-indent="false"/>
    </style:style>
    <style:style style:name="P50" style:family="paragraph" style:parent-style-name="Table_20_Contents">
      <style:paragraph-properties fo:margin-left="1.058cm" fo:margin-right="0cm" fo:margin-top="0cm" fo:margin-bottom="0.499cm" fo:text-indent="0cm" style:auto-text-indent="false"/>
      <style:text-properties style:font-name="Bookman Old Style1" fo:font-size="12pt"/>
    </style:style>
    <style:style style:name="P51" style:family="paragraph" style:parent-style-name="Table_20_Contents">
      <style:paragraph-properties fo:margin-left="1.058cm" fo:margin-right="0cm" fo:margin-top="0cm" fo:margin-bottom="0.499cm" fo:text-indent="0cm" style:auto-text-indent="false"/>
      <style:text-properties fo:font-size="12pt"/>
    </style:style>
    <style:style style:name="P52" style:family="paragraph" style:parent-style-name="Table_20_Contents">
      <style:paragraph-properties fo:margin-left="1.058cm" fo:margin-right="0cm" fo:margin-top="0.101cm" fo:margin-bottom="0.101cm" fo:text-indent="0cm" style:auto-text-indent="false"/>
      <style:text-properties style:font-name="Bookman Old Style1" fo:font-size="12pt" fo:language="es" fo:country="ES"/>
    </style:style>
    <style:style style:name="P53" style:family="paragraph" style:parent-style-name="Table_20_Contents">
      <style:paragraph-properties fo:margin-left="1.058cm" fo:margin-right="0cm" fo:margin-top="0.101cm" fo:margin-bottom="0.101cm" fo:text-indent="0cm" style:auto-text-indent="false"/>
      <style:text-properties fo:font-size="14pt" fo:language="es" fo:country="ES"/>
    </style:style>
    <style:style style:name="P54" style:family="paragraph" style:parent-style-name="Table_20_Contents">
      <style:paragraph-properties fo:margin-top="0cm" fo:margin-bottom="0cm" fo:text-align="center" style:justify-single-word="false" fo:keep-together="always"/>
      <style:text-properties style:font-name="Bookman Old Style1" fo:font-size="11pt" fo:language="en" fo:country="GB"/>
    </style:style>
    <style:style style:name="P55" style:family="paragraph" style:parent-style-name="Table_20_Contents">
      <style:paragraph-properties fo:margin-top="0cm" fo:margin-bottom="0cm" fo:text-align="center" style:justify-single-word="false" fo:keep-together="always"/>
      <style:text-properties style:font-name="Bookman Old Style1" fo:font-size="11pt" fo:language="es" fo:country="ES"/>
    </style:style>
    <style:style style:name="P56" style:family="paragraph" style:parent-style-name="Heading_20_3" style:list-style-name="L4">
      <style:text-properties fo:color="#000080" style:font-name="Bookman Old Style" fo:font-size="12pt"/>
    </style:style>
    <style:style style:name="P57" style:family="paragraph" style:parent-style-name="Heading_20_3" style:list-style-name="L5">
      <style:text-properties fo:color="#000080" style:font-name="Bookman Old Style" fo:font-size="12pt"/>
    </style:style>
    <style:style style:name="P58" style:family="paragraph" style:parent-style-name="Heading_20_3" style:list-style-name="L6">
      <style:text-properties fo:color="#000080" style:font-name="Bookman Old Style" fo:font-size="12pt"/>
    </style:style>
    <style:style style:name="P59" style:family="paragraph" style:parent-style-name="Horizontal_20_Line">
      <style:paragraph-properties style:border-line-width-bottom="0.002cm 0.035cm 0.002cm" fo:padding="0cm" fo:border-left="none" fo:border-right="none" fo:border-top="none" fo:border-bottom="0.06pt double #000080"/>
    </style:style>
    <style:style style:name="P60" style:family="paragraph" style:parent-style-name="Heading_20_2">
      <style:text-properties fo:color="#000080" style:font-name="Bookman Old Style" fo:font-size="12pt"/>
    </style:style>
    <style:style style:name="P61" style:family="paragraph" style:parent-style-name="Heading_20_2">
      <style:text-properties fo:color="#000080" style:font-name="Bookman Old Style" fo:font-size="12pt" fo:language="es" fo:country="ES"/>
    </style:style>
    <style:style style:name="P62" style:family="paragraph" style:parent-style-name="Heading_20_2">
      <style:paragraph-properties fo:text-align="center" style:justify-single-word="false"/>
      <style:text-properties fo:color="#333333" style:font-name="Bookman Old Style" fo:font-size="12pt"/>
    </style:style>
    <style:style style:name="P63" style:family="paragraph" style:parent-style-name="Heading_20_2">
      <style:paragraph-properties fo:text-align="center" style:justify-single-word="false"/>
    </style:style>
    <style:style style:name="T1" style:family="text">
      <style:text-properties fo:font-weight="bold"/>
    </style:style>
    <style:style style:name="T2" style:family="text">
      <style:text-properties fo:font-size="12pt"/>
    </style:style>
    <style:style style:name="T3" style:family="text">
      <style:text-properties fo:font-size="12pt" fo:font-weight="bold"/>
    </style:style>
    <style:style style:name="T4" style:family="text">
      <style:text-properties fo:font-size="12pt" style:font-size-asian="12pt" style:font-size-complex="12pt"/>
    </style:style>
    <style:style style:name="T5" style:family="text">
      <style:text-properties fo:font-size="12pt" fo:language="es" fo:country="ES"/>
    </style:style>
    <style:style style:name="T6" style:family="text">
      <style:text-properties fo:font-size="12pt" fo:language="es" fo:country="ES" style:text-underline-style="solid" style:text-underline-width="auto" style:text-underline-color="font-color"/>
    </style:style>
    <style:style style:name="T7" style:family="text">
      <style:text-properties fo:color="#000080" fo:font-size="12pt"/>
    </style:style>
    <style:style style:name="T8" style:family="text">
      <style:text-properties fo:color="#000080" fo:font-weight="bold"/>
    </style:style>
    <style:style style:name="T9" style:family="text">
      <style:text-properties fo:color="#000080" fo:font-style="italic" fo:font-weight="bold"/>
    </style:style>
    <style:style style:name="T10" style:family="text">
      <style:text-properties fo:color="#000080" fo:font-size="18pt" fo:font-style="italic" fo:font-weight="bold"/>
    </style:style>
    <style:style style:name="T11" style:family="text">
      <style:text-properties fo:color="#000080" style:text-position="-33% 80%" fo:font-style="italic" fo:font-weight="bold"/>
    </style:style>
    <style:style style:name="T12" style:family="text">
      <style:text-properties fo:color="#000080" style:text-position="-33% 80%" fo:font-size="18pt" fo:font-style="italic" fo:font-weight="bold"/>
    </style:style>
    <style:style style:name="T13" style:family="text">
      <style:text-properties fo:color="#000080" style:text-position="33% 80%" fo:font-style="italic" fo:font-weight="bold"/>
    </style:style>
    <style:style style:name="T14" style:family="text">
      <style:text-properties fo:color="#000080" style:font-name="Bookman Old Style1" fo:font-style="italic" fo:font-weight="bold"/>
    </style:style>
    <style:style style:name="T15" style:family="text">
      <style:text-properties fo:color="#000080" style:font-name="Bookman Old Style1" fo:font-size="18pt" fo:language="es" fo:country="ES" fo:font-style="italic" fo:font-weight="bold"/>
    </style:style>
    <style:style style:name="T16" style:family="text">
      <style:text-properties fo:color="#000080" fo:font-size="10pt" fo:font-style="italic" fo:font-weight="bold"/>
    </style:style>
    <style:style style:name="T17" style:family="text">
      <style:text-properties fo:color="#000080" style:font-name="Bookman Old Style" fo:font-size="24pt"/>
    </style:style>
    <style:style style:name="T18" style:family="text">
      <style:text-properties style:text-position="-33% 80%"/>
    </style:style>
    <style:style style:name="T19" style:family="text">
      <style:text-properties fo:color="#330033"/>
    </style:style>
    <style:style style:name="T20" style:family="text">
      <style:text-properties fo:font-size="14pt"/>
    </style:style>
    <style:style style:name="T21" style:family="text">
      <style:text-properties style:text-position="33% 80%"/>
    </style:style>
    <style:style style:name="T22" style:family="text">
      <style:text-properties style:font-name="Bookman Old Style1" fo:font-size="12pt"/>
    </style:style>
    <style:style style:name="T23" style:family="text">
      <style:text-properties style:font-name="Bookman Old Style1" fo:font-size="11pt"/>
    </style:style>
    <style:style style:name="T24" style:family="text">
      <style:text-properties fo:color="#000066" fo:font-weight="bold"/>
    </style:style>
    <style:style style:name="T25" style:family="text">
      <style:text-properties fo:font-variant="normal" fo:text-transform="none" fo:color="#000000" style:font-name="Bookman Old Style2" fo:font-size="12pt" fo:letter-spacing="normal" fo:font-style="normal" fo:font-weight="normal"/>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i">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5">
      <text:list-level-style-number text:level="1" text:style-name="Numbering_20_Symbols" style:num-suffix="." style:num-format="i" text:start-value="2">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6">
      <text:list-level-style-number text:level="1" text:style-name="Numbering_20_Symbols" style:num-suffix="." style:num-format="i" text:start-value="3">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2" table:style-name="Tabla2">
        <table:table-column table:style-name="Tabla2.A"/>
        <table:table-row>
          <table:table-cell table:style-name="Tabla2.A1" office:value-type="string">
            <text:h text:style-name="P63" text:outline-level="2"><text:span text:style-name="T17">ARITMÉTICA BINARIA</text:span></text:h>
            <text:h text:style-name="P62" text:outline-level="2">Operaciones elementales con números binarios</text:h>
            <text:p text:style-name="P8"><text:span text:style-name="T2"><text:line-break/></text:span><text:a xlink:type="simple" xlink:href="http://platea.pntic.mec.es/~lgonzale/tic/binarios/aritmetica.html#Suma_en_binario"><text:span text:style-name="T2">Suma de números binarios</text:span></text:a><text:span text:style-name="T2"><text:line-break/></text:span><text:a xlink:type="simple" xlink:href="http://platea.pntic.mec.es/~lgonzale/tic/binarios/aritmetica.html#Sustracci%F3n_en_binario"><text:span text:style-name="T2">Resta de números binarios</text:span></text:a></text:p>
            <text:list xml:id="list412199535" text:style-name="L1">
              <text:list-item>
                <text:p text:style-name="P4"><text:a xlink:type="simple" xlink:href="http://platea.pntic.mec.es/~lgonzale/tic/binarios/aritmetica.html#Complemento_a_dos"><text:span text:style-name="T7">Complemento a dos</text:span></text:a></text:p>
              </text:list-item>
              <text:list-item>
                <text:p text:style-name="P4"><text:a xlink:type="simple" xlink:href="http://platea.pntic.mec.es/~lgonzale/tic/binarios/aritmetica.html#Complemento_a_uno"><text:span text:style-name="T7">Complemento a uno</text:span></text:a></text:p>
              </text:list-item>
              <text:list-item>
                <text:p text:style-name="P14"><text:a xlink:type="simple" xlink:href="http://platea.pntic.mec.es/~lgonzale/tic/binarios/aritmetica.html#Restar_en_binario_usando_el_complemento"><text:span text:style-name="T7">Restar con el complemento a dos</text:span></text:a></text:p>
              </text:list-item>
            </text:list>
            <text:p text:style-name="P8"><text:a xlink:type="simple" xlink:href="http://platea.pntic.mec.es/~lgonzale/tic/binarios/aritmetica.html#Multiplicaci%F3n_binaria"><text:span text:style-name="T2">Multiplicar números binarios</text:span></text:a><text:span text:style-name="T2"><text:line-break/></text:span><text:a xlink:type="simple" xlink:href="http://platea.pntic.mec.es/~lgonzale/tic/binarios/aritmetica.html#Divisi%F3n_binaria_"><text:span text:style-name="T2">Dividir números binarios</text:span></text:a><text:span text:style-name="T2"><text:line-break/></text:span></text:p>
            <text:p text:style-name="P19"><text:span text:style-name="T5">La Unidad Aritmético Lógica, en la CPU del procesador, es capaz de realizar operaciones aritméticas, con datos numéricos expresados en el sistema binario. Naturalmente, esas operaciones incluyen la adición, la sustracción, el producto y la división. Las operaciones se hacen del mismo modo que en el sistema decimal, pero debido a la sencillez del sistema de numeración, pueden hacerse algunas simplificaciones que facilitan mucho la realización de las operaciones.</text:span></text:p>
            <text:p text:style-name="P19"><text:span text:style-name="T5"/></text:p>
            <text:h text:style-name="P60" text:outline-level="2"><text:bookmark text:name="Suma_en_binario"/>Suma en binario</text:h>
            <text:p text:style-name="P20">Para aprender a sumar, con cinco o seis años de edad, tuviste que memorizar las 100 combinaciones posibles que pueden darse al sumar dos dígitos decimales. La tabla de sumar, en binario, es mucho más sencilla que en decimal. Sólo hay que recordar cuatro combinaciones posibles:</text:p>
            <table:table table:name="Tabla3" table:style-name="Tabla3">
              <table:table-column table:style-name="Tabla3.A" table:number-columns-repeated="2"/>
              <table:table-column table:style-name="Tabla3.C"/>
              <table:table-row>
                <table:table-cell table:style-name="Tabla3.A1" office:value-type="string">
                  <text:p text:style-name="P15">+</text:p>
                </table:table-cell>
                <table:table-cell table:style-name="Tabla3.B1" office:value-type="float" office:value="0">
                  <text:p text:style-name="P15">0</text:p>
                </table:table-cell>
                <table:table-cell table:style-name="Tabla3.C1" office:value-type="float" office:value="1">
                  <text:p text:style-name="P15">1</text:p>
                </table:table-cell>
              </table:table-row>
              <table:table-row>
                <table:table-cell table:style-name="Tabla3.A2" office:value-type="float" office:value="0">
                  <text:p text:style-name="P15">0</text:p>
                </table:table-cell>
                <table:table-cell table:style-name="Tabla3.B2" office:value-type="float" office:value="0">
                  <text:p text:style-name="P15">0</text:p>
                </table:table-cell>
                <table:table-cell table:style-name="Tabla3.C2" office:value-type="float" office:value="1">
                  <text:p text:style-name="P15">1</text:p>
                </table:table-cell>
              </table:table-row>
              <table:table-row>
                <table:table-cell table:style-name="Tabla3.A3" office:value-type="float" office:value="1">
                  <text:p text:style-name="P15">1</text:p>
                </table:table-cell>
                <table:table-cell table:style-name="Tabla3.B3" office:value-type="float" office:value="1">
                  <text:p text:style-name="P15">1</text:p>
                </table:table-cell>
                <table:table-cell table:style-name="Tabla3.C3" office:value-type="string">
                  <text:p text:style-name="P15">0 + 1</text:p>
                </table:table-cell>
              </table:table-row>
            </table:table>
            <text:p text:style-name="P20">Las sumas 0 + 0, 0 + 1 y 1 + 0 son evidentes:</text:p>
            <text:p text:style-name="P22">0 + 0 = 0</text:p>
            <text:p text:style-name="P22">0 + 1 = 1</text:p>
            <text:p text:style-name="P22">1 + 0 = 1</text:p>
            <text:p text:style-name="P20"><text:line-break/>Pero la suma de 1+1, que sabemos que es 2 en el sistema decimal, debe escribirse en binario con dos cifras (10) y, por tanto 1+1 es 0 y se arrastra una unidad, que se suma a la posición siguiente a la izquierda. Veamos algunos ejemplos:</text:p>
            <text:p text:style-name="P21">010 + 101 = 111 2<text:span text:style-name="T18">10</text:span> + 5<text:span text:style-name="T18">10</text:span> = 7<text:span text:style-name="T18">10</text:span></text:p>
            <text:p text:style-name="P21"><text:soft-page-break/>001101 + 100101 = 110010 13<text:span text:style-name="T18">10</text:span> + 37<text:span text:style-name="T18">10</text:span> = 50<text:span text:style-name="T18">10</text:span></text:p>
            <text:p text:style-name="P21"><text:line-break/>1011011 + 1011010 = 10110101 91<text:span text:style-name="T18">10</text:span> + 90<text:span text:style-name="T18">10</text:span> = 181<text:span text:style-name="T18">10</text:span></text:p>
            <text:p text:style-name="P21"><text:line-break/>110111011 + 100111011 = 1011110110 443<text:span text:style-name="T18">10</text:span> + 315<text:span text:style-name="T18">10</text:span> = 758<text:span text:style-name="T18">10</text:span></text:p>
            <text:p text:style-name="P24"/>
            <text:p text:style-name="P44">Ejercicio 1:</text:p>
            <text:p text:style-name="P43">Realiza las siguientes sumas de números binarios:</text:p>
            <text:p text:style-name="P45">111011 + 110</text:p>
            <text:p text:style-name="P45">111110111 + 111001</text:p>
            <text:p text:style-name="P45">10111 + 11011 + 10111</text:p>
            <text:p text:style-name="P24"/>
            <text:h text:style-name="P60" text:outline-level="2"><text:bookmark text:name="Sustracción_en_binario"/>Sustracción en binario</text:h>
            <text:p text:style-name="P20">La técnica de la resta en binario es, nuevamente, igual que la misma operación en el sistema decimal. Pero conviene repasar la operación de restar en decimal para comprender la operación binaria, que es más sencilla. Los términos que intervienen en la resta se llaman <text:span text:style-name="T8">minuendo</text:span>, <text:span text:style-name="T8">sustraendo</text:span> y <text:span text:style-name="T8">diferencia</text:span>.</text:p>
            <text:p text:style-name="P19"/>
            <table:table table:name="Tabla4" table:style-name="Tabla4">
              <table:table-column table:style-name="Tabla4.A"/>
              <table:table-column table:style-name="Tabla4.B"/>
              <table:table-column table:style-name="Tabla4.C"/>
              <table:table-row>
                <table:table-cell table:style-name="Tabla4.A1" office:value-type="string">
                  <text:p text:style-name="P15">-</text:p>
                </table:table-cell>
                <table:table-cell table:style-name="Tabla4.B1" office:value-type="float" office:value="0">
                  <text:p text:style-name="P15">0</text:p>
                </table:table-cell>
                <table:table-cell table:style-name="Tabla4.C1" office:value-type="float" office:value="1">
                  <text:p text:style-name="P15">1</text:p>
                </table:table-cell>
              </table:table-row>
              <table:table-row>
                <table:table-cell table:style-name="Tabla4.A2" office:value-type="float" office:value="0">
                  <text:p text:style-name="P15">0</text:p>
                </table:table-cell>
                <table:table-cell table:style-name="Tabla4.B2" office:value-type="float" office:value="0">
                  <text:p text:style-name="P15">0</text:p>
                </table:table-cell>
                <table:table-cell table:style-name="Tabla4.C2" office:value-type="float" office:value="1">
                  <text:p text:style-name="P15">1</text:p>
                </table:table-cell>
              </table:table-row>
              <table:table-row>
                <table:table-cell table:style-name="Tabla4.A3" office:value-type="float" office:value="1">
                  <text:p text:style-name="P15">1</text:p>
                </table:table-cell>
                <table:table-cell table:style-name="Tabla4.B3" office:value-type="string">
                  <text:p text:style-name="P15">1 + 1</text:p>
                </table:table-cell>
                <table:table-cell table:style-name="Tabla4.C3" office:value-type="float" office:value="0">
                  <text:p text:style-name="P15">0</text:p>
                </table:table-cell>
              </table:table-row>
            </table:table>
            <text:p text:style-name="P19"/>
            <text:p text:style-name="P20">Las restas 0 - 0, 1 - 0 y 1 - 1 son evidentes:</text:p>
            <text:p text:style-name="P22">0 – 0 = 0</text:p>
            <text:p text:style-name="P22">1 – 0 = 1</text:p>
            <text:p text:style-name="P22">1 – 1 = 0</text:p>
            <text:p text:style-name="P20"><text:line-break/>La resta 0 - 1 se resuelve, igual que en el sistema decimal, tomando una unidad prestada de la posición siguiente: 10 - 1, es decir, 2<text:span text:style-name="T18">10</text:span> – 1<text:span text:style-name="T18">10</text:span> = 1.  Esa unidad prestada debe devolverse, sumándola, a la posición siguiente. Veamos algunos ejemplos:</text:p>
            <text:p text:style-name="P21">111 – 101 = 010 7<text:span text:style-name="T18">10</text:span> – 5<text:span text:style-name="T18">10</text:span> = 2<text:span text:style-name="T18">10</text:span></text:p>
            <text:p text:style-name="P21"><text:line-break/><text:soft-page-break/>10001 – 01010 = 00111 17<text:span text:style-name="T18">10</text:span> – 10<text:span text:style-name="T18">10</text:span> = 7<text:span text:style-name="T18">10</text:span></text:p>
            <text:p text:style-name="P21"><text:line-break/>11011001 – 10101011 = 00101110 217<text:span text:style-name="T18">10</text:span> – 171<text:span text:style-name="T18">10</text:span> = 46<text:span text:style-name="T18">10</text:span></text:p>
            <text:p text:style-name="P21"><text:line-break/>111101001 – 101101101 = 001111100 489<text:span text:style-name="T18">10</text:span> – 365<text:span text:style-name="T18">10</text:span> = 124<text:span text:style-name="T18">10</text:span></text:p>
            <text:p text:style-name="P24"/>
            <text:p text:style-name="P44">Ejercicio 2:</text:p>
            <text:p text:style-name="P43">Realiza las siguientes restas de números binarios y comprueba los resultados convirtiéndolos al sistema decimal:</text:p>
            <text:p text:style-name="P45">111011 - 110</text:p>
            <text:p text:style-name="P45">111110111 - 111001</text:p>
            <text:p text:style-name="P45">1010111 - 11011 – 10011</text:p>
            <text:p text:style-name="P19"/>
            <text:p text:style-name="P26">A pesar de lo sencillo que es el procedimiento de restar, es facil confundirse. Tenemos interiorizado el sistema decimal y hemos aprendido a restar mecánicamente, sin detenernos a pensar en el significado del arrastre. Para simplificar las restas y reducir la posibilidad de cometer errores hay varias soluciones:</text:p>
            <text:list xml:id="list1821962929" text:style-name="L2">
              <text:list-item>
                <text:p text:style-name="P28"><text:span text:style-name="T1">Dividir los números largos en grupos</text:span>.<text:span text:style-name="T19"> En el siguiente ejemplo, vemos cómo se divide una resta larga en tres restas cortas:</text:span></text:p>
              </text:list-item>
            </text:list>
            <text:p text:style-name="P48">        <text:span text:style-name="T5">100110011101         1001    1001    1101</text:span></text:p>
            <text:p text:style-name="P48">        <text:span text:style-name="T6">010101110010</text:span><text:span text:style-name="T5">         </text:span><text:span text:style-name="T6">0101    0111    0010</text:span></text:p>
            <text:p text:style-name="P48">        <text:span text:style-name="T5">010000101011         0100    0010    1011</text:span></text:p>
            <text:p text:style-name="P49"/>
            <text:list xml:id="list1017910715" text:style-name="L3">
              <text:list-item>
                <text:p text:style-name="P29">Calculando el complemento a dos del sustraendo</text:p>
              </text:list-item>
            </text:list>
            <text:list xml:id="list452332719" text:style-name="L4">
              <text:list-item>
                <text:list>
                  <text:list-item>
                    <text:list>
                      <text:list-item>
                        <text:h text:style-name="P56" text:outline-level="3"><text:bookmark text:name="Complemento_a_dos"/>Complemento a dos</text:h>
                      </text:list-item>
                    </text:list>
                  </text:list-item>
                </text:list>
              </text:list-item>
            </text:list>
            <text:p text:style-name="P52">El <text:span text:style-name="T9">complemento a dos</text:span> de un número <text:span text:style-name="T10">N</text:span>, compuesto por <text:span text:style-name="T10">n</text:span> bits, se define como:</text:p>
            <text:p text:style-name="P8"/>
            <text:p text:style-name="P30">C<text:span text:style-name="T18">2N</text:span> = 2<text:span text:style-name="T21">n</text:span> – N</text:p>
            <text:p text:style-name="P19"/>
            <text:p text:style-name="P51">Veamos un ejemplo: tomemos el número <text:span text:style-name="T9">N = 101101</text:span><text:span text:style-name="T11">2</text:span>, que tiene 6 bits, y calculemos su complemento a dos:</text:p>
            <text:p text:style-name="P16"><text:soft-page-break/><text:span text:style-name="T9">N = 45</text:span><text:span text:style-name="T11">10</text:span><text:span text:style-name="T9">    n = 6    2</text:span><text:span text:style-name="T13">6</text:span><text:span text:style-name="T9"> = 64    </text:span>y, por tanto: <text:span text:style-name="T9">C</text:span><text:span text:style-name="T11">2N</text:span><text:span text:style-name="T9"> = 64 – 45 = 19 = 010011</text:span><text:span text:style-name="T11">2</text:span></text:p>
            <text:p text:style-name="P24"/>
            <text:p text:style-name="P44">Ejercicio 3:</text:p>
            <text:p text:style-name="P43">Calcula el complemento a dos de los siguientes números:</text:p>
            <text:p text:style-name="P45">11001, 10001011, 110011010</text:p>
            <text:p text:style-name="P19"/>
            <text:list xml:id="list1815573810" text:style-name="L5">
              <text:list-item>
                <text:list>
                  <text:list-item>
                    <text:list>
                      <text:list-item>
                        <text:h text:style-name="P57" text:outline-level="3"><text:bookmark text:name="Complemento_a_uno"/>Complemento a uno</text:h>
                      </text:list-item>
                    </text:list>
                  </text:list-item>
                </text:list>
              </text:list-item>
            </text:list>
            <text:p text:style-name="P50">El <text:span text:style-name="T9">complemento a uno</text:span> de un número <text:span text:style-name="T10">N</text:span>, compuesto por <text:span text:style-name="T10">n</text:span> bits es, por definición, una unidad menor que el complemento a dos, es decir:</text:p>
            <text:p text:style-name="P24"/>
            <text:p text:style-name="P32">C<text:span text:style-name="T18">1N</text:span> = C<text:span text:style-name="T18">2N</text:span> - 1</text:p>
            <text:p text:style-name="P52">y, por la misma razón:</text:p>
            <text:p text:style-name="P32">C<text:span text:style-name="T18">2N</text:span> = C<text:span text:style-name="T18">1N</text:span> + 1</text:p>
            <text:p text:style-name="P52"><text:line-break/>Calculemos el <text:span text:style-name="T9">complemento a uno</text:span> del mismo número del ejemplo anterior:</text:p>
            <text:p text:style-name="P53"><text:span text:style-name="T22">siendo </text:span><text:span text:style-name="T14">N = 101101</text:span>, y su complemento a dos <text:span text:style-name="T9">C</text:span><text:span text:style-name="T11">2N</text:span><text:span text:style-name="T9"> = 010011</text:span></text:p>
            <text:p text:style-name="P32">C<text:span text:style-name="T18">1N</text:span> = C<text:span text:style-name="T18">2N</text:span> – 1 = 010011 – 000001 = 010010</text:p>
            <text:p text:style-name="P32"><text:line-break/>C<text:span text:style-name="T18">1N</text:span> = 010010</text:p>
            <text:p text:style-name="P24"/>
            <text:p text:style-name="P26">Da la sensación de que calcular el complemento a uno no es más que una forma elegante de comlicarse la vida, y que no va a ser más sencillo restar utilizando el complemento a dos, porque el procedimiento para calcular el complemento a dos es más difícil y laborioso que la propia resta. Pero es mucho más sencillo de lo que parece.</text:p>
            <text:p text:style-name="P26">En realidad, el <text:span text:style-name="T9">complemento a uno</text:span> de un número binario es el número resultante de invertir los UNOS y CEROS de dicho número. Por ejemplo si:</text:p>
            <text:p text:style-name="P36">  <text:span text:style-name="T15">N = 110100101</text:span></text:p>
            <text:p text:style-name="P26"><text:line-break/>obtenemos su complemento a uno invirtiendo ceros y unos, con lo que resulta:</text:p>
            <text:p text:style-name="P33">C<text:span text:style-name="T18">1N</text:span> = 001011010</text:p>
            <text:p text:style-name="P26">y su complemento a dos es:</text:p>
            <text:p text:style-name="P33"><text:soft-page-break/>C<text:span text:style-name="T18">2N</text:span> = C<text:span text:style-name="T18">1N</text:span> + 1 = 001011011</text:p>
            <text:p text:style-name="P27"><text:line-break/>¡es muy fácil!</text:p>
            <text:p text:style-name="P26">Veamos otro ejemplo de cálculo de complementos. Sea:</text:p>
            <text:p text:style-name="P36">  <text:span text:style-name="T15">N = 0110110101</text:span></text:p>
            <text:p text:style-name="P26"><text:line-break/>El complemento a uno es:</text:p>
            <text:p text:style-name="P33">C<text:span text:style-name="T18">1N</text:span> = 1001001010</text:p>
            <text:p text:style-name="P26"><text:line-break/>y el complemento a dos es:</text:p>
            <text:p text:style-name="P33">C<text:span text:style-name="T18">2N</text:span> = 1001001011</text:p>
            <text:p text:style-name="P19"/>
            <text:list xml:id="list894362089" text:style-name="L6">
              <text:list-item>
                <text:list>
                  <text:list-item>
                    <text:list>
                      <text:list-item>
                        <text:h text:style-name="P58" text:outline-level="3"><text:bookmark text:name="Restar_en_binario_usando_el_complemento"/>Restar en binario usando el complemento a dos</text:h>
                      </text:list-item>
                    </text:list>
                  </text:list-item>
                </text:list>
              </text:list-item>
            </text:list>
            <text:p text:style-name="P26">Y, por fin, vamos a ver cómo facilita la resta el complemento. La resta binaria de dos números puede obtenerse <text:span text:style-name="T9">sumando al minuendo el complemento a dos del sustraendo</text:span>. Veamos algunos ejemplos:</text:p>
            <text:p text:style-name="P24"/>
            <text:p text:style-name="P31">Primer ejemplo:</text:p>
            <text:p text:style-name="P25">Hagamos la siguiente resta, <text:span text:style-name="T8">91 – 46 = 45</text:span>, en binario:</text:p>
            <text:p text:style-name="P24"/>
            <text:p text:style-name="P34">1011011 – 0101110 = 0101101</text:p>
            <text:p text:style-name="P24"/>
            <text:p text:style-name="P26">Tiene alguna dificultad, cuando se acumulan los arrastres a la resta siguiente. Pero esta misma resta puede hacerse como una suma, utilizando el complemento a dos del sustraendo:</text:p>
            <text:p text:style-name="P24"/>
            <text:p text:style-name="P37">1011011 + 1010010 = 0101101</text:p>
            <text:p text:style-name="P19"/>
            <text:p text:style-name="P20">En el resultado de la suma nos sobra un bit, que se desborda por la izquierda. Pero, como el número resultante no puede ser más largo que el minuendo, el bit sobrante se desprecia.</text:p>
            <text:p text:style-name="P19"/>
            <text:p text:style-name="P31">Segundo ejemplo:</text:p>
            <text:p text:style-name="P20">Hagamos esta otra resta, <text:span text:style-name="T8">219 – 23 = 196</text:span>, utilizando el complemento a dos:</text:p>
            <text:p text:style-name="P24"/>
            <text:p text:style-name="P27"><text:soft-page-break/><text:span text:style-name="T10">219</text:span><text:span text:style-name="T12">10</text:span><text:span text:style-name="T10"> = 11011011</text:span><text:span text:style-name="T12">2</text:span>, <text:span text:style-name="T16"><text:line-break/></text:span><text:span text:style-name="T10">23</text:span><text:span text:style-name="T12">10</text:span><text:span text:style-name="T10"> = 00010111</text:span><text:span text:style-name="T12">2</text:span><text:line-break/><text:span text:style-name="T10">C</text:span><text:span text:style-name="T12">223</text:span><text:span text:style-name="T10"> = 11101001</text:span></text:p>
            <text:p text:style-name="P26"><text:line-break/>El resultado de la resta será: <text:span text:style-name="T10">11011011 + 11101001 = 111000100</text:span></text:p>
            <text:p text:style-name="P24"/>
            <text:p text:style-name="P26">Y, despreciando el bit que se desborda por la izquierda, llegamos al resultado correcto:</text:p>
            <text:p text:style-name="P33">11000100<text:span text:style-name="T18">2</text:span> = 196<text:span text:style-name="T18">10</text:span></text:p>
            <text:p text:style-name="P26">¡Qué fácil!</text:p>
            <text:p text:style-name="P19"/>
            <text:p text:style-name="P44">Ejercicio 4:</text:p>
            <text:p text:style-name="P43">Haz las siguientes restas binarias utilizando la técnica del complemento a dos. Al terminar, comprueba los resultados haciendo la resta en el sistema decimal:</text:p>
            <text:p text:style-name="P46">11010001101 – 1000111101</text:p>
            <text:p text:style-name="P46">10110011101 - 1110101</text:p>
            <text:p text:style-name="P8"/>
            <text:h text:style-name="P60" text:outline-level="2"><text:bookmark text:name="Multiplicación_binaria"/>Multiplicación binaria</text:h>
            <text:p text:style-name="P20">La multiplicación en binario es más fácil que en cualquier otro sistema de numeración. Como los factores de la multiplicación sólo pueden ser CEROS o UNOS, el producto sólo puede ser CERO o UNO. En otras palabras, las tablas de multiplicar del cero y del uno son muy fáciles de aprender:</text:p>
            <text:p text:style-name="P19"/>
            <table:table table:name="Tabla5" table:style-name="Tabla5">
              <table:table-column table:style-name="Tabla5.A" table:number-columns-repeated="2"/>
              <table:table-column table:style-name="Tabla5.C"/>
              <table:table-row>
                <table:table-cell table:style-name="Tabla5.A1" office:value-type="string">
                  <text:p text:style-name="P15">x</text:p>
                </table:table-cell>
                <table:table-cell table:style-name="Tabla5.B1" office:value-type="float" office:value="0">
                  <text:p text:style-name="P15">0</text:p>
                </table:table-cell>
                <table:table-cell table:style-name="Tabla5.C1" office:value-type="float" office:value="1">
                  <text:p text:style-name="P15">1</text:p>
                </table:table-cell>
              </table:table-row>
              <table:table-row>
                <table:table-cell table:style-name="Tabla5.A2" office:value-type="float" office:value="0">
                  <text:p text:style-name="P15">0</text:p>
                </table:table-cell>
                <table:table-cell table:style-name="Tabla5.B2" office:value-type="float" office:value="0">
                  <text:p text:style-name="P15">0</text:p>
                </table:table-cell>
                <table:table-cell table:style-name="Tabla5.C2" office:value-type="float" office:value="0">
                  <text:p text:style-name="P15">0</text:p>
                </table:table-cell>
              </table:table-row>
              <table:table-row>
                <table:table-cell table:style-name="Tabla5.A3" office:value-type="float" office:value="1">
                  <text:p text:style-name="P15">1</text:p>
                </table:table-cell>
                <table:table-cell table:style-name="Tabla5.B3" office:value-type="float" office:value="0">
                  <text:p text:style-name="P15">0</text:p>
                </table:table-cell>
                <table:table-cell table:style-name="Tabla5.C3" office:value-type="float" office:value="1">
                  <text:p text:style-name="P15">1</text:p>
                </table:table-cell>
              </table:table-row>
            </table:table>
            <text:p text:style-name="P19"/>
            <text:p text:style-name="P20">En un ordenador, sin embargo, la operación de multiplicar se realiza mediante sumas repetidas. Eso crea algunos problemas en la programación porque cada suma de dos UNOS origina un arrastre, que se resuelven contando el número de UNOS y de arrastres en cada columna. Si el número de UNOS es par, la suma es un CERO y si es impar, un UNO. Luego, para determinar los arrastres a la <text:soft-page-break/>posición superior, se cuentan las parejas de UNOS.</text:p>
            <text:p text:style-name="P20">Veamos, por ejemplo, una multiplicación:</text:p>
            <text:p text:style-name="P18"><draw:frame draw:style-name="fr1" draw:name="gráficos1" text:anchor-type="as-char" svg:width="10.583cm" svg:height="6.747cm" draw:z-index="0"><draw:image xlink:href="http://platea.pntic.mec.es/~lgonzale/tic/binarios/imagenes/Producto%20binario.jpg" xlink:type="simple" xlink:show="embed" xlink:actuate="onLoad"/></draw:frame></text:p>
            <text:p text:style-name="P19"/>
            <text:p text:style-name="P20">Para comprobar que el resultado es correcto, convertimos los factores y el resultado al sistema decimal:</text:p>
            <text:p text:style-name="P38"/>
            <text:p text:style-name="P35">3349 * 13 = 43537</text:p>
            <text:p text:style-name="P36"/>
            <text:p text:style-name="P23">¡correcto!</text:p>
            <text:p text:style-name="P20"><text:line-break/><text:line-break/><text:line-break/></text:p>
            <text:p text:style-name="P44">Ejercicio 5:</text:p>
            <text:p text:style-name="P43">Haz las siguientes multiplicaciones binarias. Al terminar, comprueba los resultados haciendo las multiplicaciones en el sistema decimal:</text:p>
            <text:p text:style-name="P46">10110101000101 x 1011</text:p>
            <text:p text:style-name="P46">10100001111011 x 10011</text:p>
            <text:p text:style-name="P9"/>
            <text:h text:style-name="P60" text:outline-level="2"><text:bookmark text:name="División_binaria_"/>División binaria</text:h>
            <text:p text:style-name="P20">Igual que en el producto, la división es muy fácil de realizar, porque no son posibles en el cociente otras cifras que UNOS y CEROS.</text:p>
            <text:p text:style-name="P20">Consideremos el siguiente ejemplo, <text:span text:style-name="T1">42 : 6 = 7</text:span>, en binario:</text:p>
            <text:p text:style-name="P36"><text:soft-page-break/><draw:frame draw:style-name="fr2" draw:name="gráficos2" text:anchor-type="as-char" svg:width="14.235cm" svg:height="10.478cm" draw:z-index="1"><draw:image xlink:href="http://platea.pntic.mec.es/~lgonzale/tic/binarios/imagenes/Division%20binaria.jpg" xlink:type="simple" xlink:show="embed" xlink:actuate="onLoad"/></draw:frame></text:p>
            <text:p text:style-name="P36"/>
            <text:p text:style-name="P12">Se intenta dividir el dividendo por el divisor, empezando por tomar en ambos el mismo número de cifras (100 entre 110, en el ejemplo). Si no puede dividirse, se intenta la división tomando un dígito más (1001 entre 100).</text:p>
            <text:p text:style-name="P20">Si la división es posible, entonces, el divisor sólo podrá estar contenido <text:span text:style-name="T8">una vez</text:span> en el dividendo, es decir, la primera cifra del cociente es un UNO. En ese caso, el resultado de multiplicar el divisor por 1 es el propio divisor. Restamos las cifras del dividendo del divisor y bajamos la cifra siguiente.</text:p>
            <text:p text:style-name="P20">El procedimiento de división continúa del mismo modo que en el sistema decimal.</text:p>
            <text:p text:style-name="P19"/>
            <text:p text:style-name="P44">Ejercicio 5:</text:p>
            <text:p text:style-name="P43">Haz las siguientes divisiones binarias. Al terminar, comprueba los resultados haciendo las divisiones en el sistema decimal:</text:p>
            <text:p text:style-name="P46">10110101000101 : 1011</text:p>
            <text:p text:style-name="P47">10100001111011 : 10011</text:p>
            <text:p text:style-name="P10"><text:line-break/></text:p>
            <text:p text:style-name="P3"><text:span text:style-name="T24">Luis González</text:span><text:line-break/><text:span text:style-name="T24">Profesor de Tecnologías de la Información</text:span><text:line-break/><text:span text:style-name="T24">I.E.S. Santa Eugenia (Madrid)</text:span></text:p>
            <text:p text:style-name="P8"/>
            <text:h text:style-name="P61" text:outline-level="2"><text:soft-page-break/>EJERCICIOS adicionales</text:h>
            <text:list xml:id="list760664182" text:style-name="L7">
              <text:list-item>
                <text:p text:style-name="P39">Realiza las siguientes sumas de números octales:</text:p>
              </text:list-item>
            </text:list>
            <text:p text:style-name="P13"><text:span text:style-name="T23">365 + 23</text:span><text:line-break/><text:span text:style-name="T23">2732 + 1265</text:span><text:line-break/><text:span text:style-name="T23">65 + 1773</text:span></text:p>
            <text:p text:style-name="P19"/>
            <text:list xml:id="list1946099001" text:style-name="L8">
              <text:list-item>
                <text:p text:style-name="P40">Suma los siguientes números hexadecimales:</text:p>
              </text:list-item>
            </text:list>
            <text:p text:style-name="P54">17A + 3C<text:line-break/>20F5 + 31B</text:p>
            <text:p text:style-name="P17">2E70C + 1AA7F</text:p>
            <text:p text:style-name="P19"/>
            <text:list xml:id="list784327715" text:style-name="L9">
              <text:list-item>
                <text:p text:style-name="P41">Resta los siguientes números octales:</text:p>
              </text:list-item>
            </text:list>
            <text:p text:style-name="P55">365 - 23<text:line-break/>2732 - 1265</text:p>
            <text:p text:style-name="P17">1773 – 65</text:p>
            <text:p text:style-name="P19"/>
            <text:list xml:id="list1965771590" text:style-name="L10">
              <text:list-item>
                <text:p text:style-name="P42">Realiza las siguientes restas de números hexadecimales:</text:p>
              </text:list-item>
            </text:list>
            <text:p text:style-name="P54">17A - 3C<text:line-break/>20F5 - 31B</text:p>
            <text:p text:style-name="P6">2E70C – 1AA7F</text:p>
          </table:table-cell>
        </table:table-row>
      </table:table>
      <text:p text:style-name="P1"><text:a xlink:type="simple" xlink:href="http://platea.pntic.mec.es/~lgonzale/tic/binarios/aritmetica.html#comienzo"><text:span text:style-name="T25"/></text:a></text:p>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1"><text:span text:style-name="T25">Fuente: http://platea.pntic.mec.es/~lgonzale/tic/binarios/aritmetica.html#Multiplicaci%F3n_binar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ookman Old Style" svg:font-family="'Bookman Old Style', Garamond, 'Times New Roman', serif"/>
    <style:font-face style:name="Bookman Old Style2" svg:font-family="'Bookman Old Style', Times, Garamond, serif"/>
    <style:font-face style:name="Bookman Old Style1" svg:font-family="'Bookman Old Style', serif"/>
    <style:font-face style:name="OpenSymbol" svg:font-family="Open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Nimbus Roman No9 L" fo:font-size="14pt" fo:font-weight="bold" style:font-name-asian="WenQuanYi Micro Hei" style:font-size-asian="14pt" style:font-weight-asian="bold" style:font-name-complex="FreeSans"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Nimbus Roman No9 L" fo:font-size="18pt" fo:font-weight="bold" style:font-name-asian="WenQuanYi Micro Hei" style:font-size-asian="18pt" style:font-weight-asian="bold" style:font-name-complex="Free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Nimbus Roman No9 L" fo:font-size="24pt" fo:font-weight="bold" style:font-name-asian="WenQuanYi Micro Hei" style:font-size-asian="24pt" style:font-weight-asian="bold" style:font-name-complex="FreeSans" style:font-size-complex="24pt"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2T19:34:15</meta:creation-date>
    <dc:date>2013-04-02T19:37:11</dc:date>
    <meta:editing-duration>P0D</meta:editing-duration>
    <meta:editing-cycles>1</meta:editing-cycles>
    <meta:document-statistic meta:table-count="4" meta:image-count="2" meta:object-count="0" meta:page-count="9" meta:paragraph-count="162" meta:word-count="1557" meta:character-count="8411" meta:non-whitespace-character-count="7182"/>
    <meta:generator>LibreOffice/3.5$Linux_X86_64 LibreOffice_project/350m1$Build-2</meta:generator>
  </office:meta>
</office:document-meta>
</file>